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42694858" text:style-name="L1">
        <text:list-header>
          <text:p text:style-name="P4">Eric Pineda</text:p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2378087408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0">You can buy PC repair tool kits.</text:p>
            </text:list-item>
            <text:list-item>
              <text:p text:style-name="P10">There are kits for mobile devices.</text:p>
            </text:list-item>
            <text:list-item>
              <text:p text:style-name="P10">Use a voltage tester or volt-ohm meter to test input voltage.</text:p>
            </text:list-item>
            <text:list-item>
              <text:p text:style-name="P10">Always carry multiple thumb drives.</text:p>
              <text:p text:style-name="P11"/>
            </text:list-item>
          </text:list>
        </text:list-item>
        <text:list-item>
          <text:p text:style-name="P9">Troubleshooting theory</text:p>
          <text:list>
            <text:list-item>
              <text:p text:style-name="P11">The system unit provides processing and storage.</text:p>
            </text:list-item>
            <text:list-item>
              <text:p text:style-name="P11">Common input devices include keyboards, mice, and scanners.</text:p>
            </text:list-item>
            <text:list-item>
              <text:p text:style-name="P11">Common output devices include monitors, printers, and speakers.</text:p>
              <text:p text:style-name="P11"/>
            </text:list-item>
          </text:list>
          <text:p text:style-name="P12"/>
          <text:p text:style-name="P6">Section <text:span text:style-name="T3">3</text:span> Notes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<text:soft-page-break/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19-09-06T18:00:46.688000000</dc:date>
    <meta:editing-duration>PT4M9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1" meta:word-count="178" meta:character-count="848" meta:non-whitespace-character-count="742"/>
  </office:meta>
</office:document-meta>
</file>